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2.519cm"/>
    </style:style>
    <style:style style:name="Tableau1.B" style:family="table-column">
      <style:table-column-properties style:column-width="1.626cm"/>
    </style:style>
    <style:style style:name="Tableau1.C" style:family="table-column">
      <style:table-column-properties style:column-width="2.35cm"/>
    </style:style>
    <style:style style:name="Tableau1.D" style:family="table-column">
      <style:table-column-properties style:column-width="1.956cm"/>
    </style:style>
    <style:style style:name="Tableau1.E" style:family="table-column">
      <style:table-column-properties style:column-width="3.149cm"/>
    </style:style>
    <style:style style:name="Tableau1.F" style:family="table-column">
      <style:table-column-properties style:column-width="3.064cm"/>
    </style:style>
    <style:style style:name="Tableau1.G" style:family="table-column">
      <style:table-column-properties style:column-width="2.337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officeooo:paragraph-rsid="0018a630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Standard">
      <style:text-properties fo:font-size="48pt" officeooo:rsid="001a028d" officeooo:paragraph-rsid="001a028d" style:font-size-asian="48pt" style:font-size-complex="48pt"/>
    </style:style>
    <style:style style:name="P36" style:family="paragraph" style:parent-style-name="Heading_20_1">
      <style:text-properties fo:font-size="12pt" officeooo:rsid="001a028d" officeooo:paragraph-rsid="001a028d" style:font-size-asian="10.5pt" style:font-size-complex="12pt"/>
    </style:style>
    <style:style style:name="P37" style:family="paragraph" style:parent-style-name="Text_20_body">
      <style:text-properties officeooo:rsid="001a028d"/>
    </style:style>
    <style:style style:name="P38" style:family="paragraph" style:parent-style-name="Heading_20_3">
      <style:text-properties fo:font-size="12pt" officeooo:rsid="001a028d" style:font-size-asian="10.5pt" style:font-size-complex="12pt"/>
    </style:style>
    <style:style style:name="P39" style:family="paragraph" style:parent-style-name="Text_20_body" style:list-style-name="L34">
      <style:text-properties officeooo:rsid="001a028d"/>
    </style:style>
    <style:style style:name="P40" style:family="paragraph" style:parent-style-name="Quotations">
      <style:text-properties officeooo:rsid="001a028d"/>
    </style:style>
    <style:style style:name="P41" style:family="paragraph" style:parent-style-name="Text_20_body" style:list-style-name="L35">
      <style:text-properties officeooo:rsid="001a028d"/>
    </style:style>
    <style:style style:name="P42" style:family="paragraph" style:parent-style-name="Text_20_body" style:list-style-name="L36">
      <style:text-properties officeooo:rsid="001a028d"/>
    </style:style>
    <style:style style:name="P43" style:family="paragraph" style:parent-style-name="Text_20_body" style:list-style-name="L37">
      <style:text-properties officeooo:rsid="001a028d"/>
    </style:style>
    <style:style style:name="P44" style:family="paragraph" style:parent-style-name="Heading_20_1">
      <style:text-properties fo:font-size="12pt" officeooo:rsid="001a028d" style:font-size-asian="10.5pt" style:font-size-complex="12pt"/>
    </style:style>
    <style:style style:name="P45" style:family="paragraph" style:parent-style-name="Text_20_body" style:list-style-name="L38">
      <style:text-properties officeooo:rsid="001a028d"/>
    </style:style>
    <style:style style:name="P46" style:family="paragraph" style:parent-style-name="Text_20_body" style:list-style-name="L39">
      <style:text-properties officeooo:rsid="001a028d"/>
    </style:style>
    <style:style style:name="P47" style:family="paragraph" style:parent-style-name="Text_20_body" style:list-style-name="L40">
      <style:text-properties officeooo:rsid="001a028d"/>
    </style:style>
    <style:style style:name="P48" style:family="paragraph" style:parent-style-name="Text_20_body" style:list-style-name="L41">
      <style:text-properties officeooo:rsid="001a028d"/>
    </style:style>
    <style:style style:name="P49" style:family="paragraph" style:parent-style-name="Text_20_body" style:list-style-name="L42">
      <style:text-properties officeooo:rsid="001a028d"/>
    </style:style>
    <style:style style:name="P50" style:family="paragraph" style:parent-style-name="Text_20_body" style:list-style-name="L43">
      <style:text-properties officeooo:rsid="001a028d"/>
    </style:style>
    <style:style style:name="P51" style:family="paragraph" style:parent-style-name="Heading_20_2">
      <style:text-properties fo:font-size="12pt" officeooo:rsid="001a028d" style:font-size-asian="10.5pt" style:font-size-complex="12pt"/>
    </style:style>
    <style:style style:name="P52" style:family="paragraph" style:parent-style-name="Text_20_body" style:list-style-name="L44">
      <style:text-properties officeooo:rsid="001a028d"/>
    </style:style>
    <style:style style:name="P53" style:family="paragraph" style:parent-style-name="Text_20_body" style:list-style-name="L45">
      <style:text-properties officeooo:rsid="001a028d"/>
    </style:style>
    <style:style style:name="P54" style:family="paragraph" style:parent-style-name="Text_20_body" style:list-style-name="L46">
      <style:text-properties officeooo:rsid="001a028d"/>
    </style:style>
    <style:style style:name="P55" style:family="paragraph" style:parent-style-name="Text_20_body" style:list-style-name="L47">
      <style:text-properties officeooo:rsid="001a028d"/>
    </style:style>
    <style:style style:name="P56" style:family="paragraph" style:parent-style-name="Text_20_body" style:list-style-name="L48">
      <style:text-properties officeooo:rsid="001a028d"/>
    </style:style>
    <style:style style:name="P57" style:family="paragraph" style:parent-style-name="Text_20_body" style:list-style-name="L49">
      <style:text-properties officeooo:rsid="001a028d"/>
    </style:style>
    <style:style style:name="T1" style:family="text">
      <style:text-properties officeooo:rsid="0018a630"/>
    </style:style>
    <style:style style:name="T2" style:family="text">
      <style:text-properties fo:font-size="36pt" officeooo:rsid="001a028d" style:font-size-asian="36pt" style:font-size-complex="3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Comment MWod </text:span><text:span text:style-name="Strong_20_Emphasis"><text:span text:style-name="T1">à fait son modèle</text:span></text:span><text:span text:style-name="Strong_20_Emphasis"> ?</text:span></text:h>
      <text:p text:style-name="Text_20_body"><text:span text:style-name="Emphasis"/></text:p>
      <text:p text:style-name="Text_20_body">Leur solution repose sur une <text:span text:style-name="Strong_20_Emphasis">architecture en deux étapes</text:span> (« two-step network »), entièrement visible dans le <text:span text:style-name="Strong_20_Emphasis">repo GitHub</text:span>.</text:p>
      <text:h text:style-name="Heading_20_3" text:outline-level="3"><text:span text:style-name="Strong_20_Emphasis">Étape 1 : Réseau 3D basse résolution (RUNet-1)</text:span></text:h>
      <text:p text:style-name="Text_20_body">Objectif :<text:line-break/>Voir <text:span text:style-name="Strong_20_Emphasis">tout le volume</text:span> et en extraire la structure globale.</text:p>
      <text:p text:style-name="Text_20_body">Comment ?</text:p>
      <text:list text:style-name="L1">
        <text:list-item>
          <text:p text:style-name="P2">Ils downsamplent le volume 3D (donc faible coût GPU).</text:p>
        </text:list-item>
        <text:list-item>
          <text:p text:style-name="P2">Ils entraînent un U-Net 3D modifié (RUNet) pour produire un premier brouillon de la fusion multivue.</text:p>
        </text:list-item>
        <text:list-item>
          <text:p text:style-name="P2">Ce premier réseau apprend <text:span text:style-name="Strong_20_Emphasis">la géométrie globale</text:span>, même si les détails fins sont flous.</text:p>
        </text:list-item>
      </text:list>
      <text:p text:style-name="Text_20_body">Pourquoi ?<text:line-break/>Parce qu’un réseau 3D haute résolution <text:span text:style-name="Strong_20_Emphasis">ne peut pas voir le volume entier</text:span>.<text:line-break/>Il doit être guidé par une vue globale.</text:p>
      <text:h text:style-name="Heading_20_3" text:outline-level="3"><text:span text:style-name="Strong_20_Emphasis">Étape 2 : Réseau 3D patch-based haute résolution (RUNet-2)</text:span></text:h>
      <text:p text:style-name="Text_20_body">Objectif :<text:line-break/>Corriger localement les détails, aiguiller les structures fines.</text:p>
      <text:p text:style-name="Text_20_body">Comment ?</text:p>
      <text:list text:style-name="L2">
        <text:list-item>
          <text:p text:style-name="P3">Le volume est découpé en <text:span text:style-name="Strong_20_Emphasis">patchs 3D</text:span> haute résolution.</text:p>
        </text:list-item>
        <text:list-item>
          <text:p text:style-name="P3">Chaque patch est traité par un second réseau 3D plus profond.</text:p>
        </text:list-item>
        <text:list-item>
          <text:p text:style-name="P3">Ce réseau est <text:span text:style-name="Strong_20_Emphasis">conditionné</text:span> sur la sortie du modèle low-res → il apprend à affiner, pas à tout inventer.</text:p>
        </text:list-item>
      </text:list>
      <text:p text:style-name="Text_20_body">Pourquoi ?<text:line-break/>Parce que les détails (membranes, noyaux) nécessitent une résolution fine que la première étape ne peut pas donner.</text:p>
      <text:h text:style-name="Heading_20_3" text:outline-level="3"><text:span text:style-name="Strong_20_Emphasis">Étape 3 : Une adversarial loss contrôlée</text:span></text:h>
      <text:p text:style-name="Text_20_body">Ils ajoutent une <text:span text:style-name="Strong_20_Emphasis">GAN loss</text:span> pour augmenter le réalisme :</text:p>
      <text:list text:style-name="L3">
        <text:list-item>
          <text:p text:style-name="P4">Le réseau générateur (RUNet) produit l’image reconstruite.</text:p>
        </text:list-item>
        <text:list-item>
          <text:p text:style-name="P4">Le discriminateur aide à enrichir les hautes fréquences fines.</text:p>
        </text:list-item>
      </text:list>
      <text:p text:style-name="Text_20_body">Mais :</text:p>
      <text:list text:style-name="L4">
        <text:list-item>
          <text:p text:style-name="P5">Une GAN loss seule entraîne souvent des <text:span text:style-name="Strong_20_Emphasis">hallucinations biologiquement fausses</text:span> (faux noyaux).</text:p>
        </text:list-item>
      </text:list>
      <text:p text:style-name="Text_20_body"><text:soft-page-break/>Donc ils ajoutent une <text:span text:style-name="Strong_20_Emphasis">pondération basée sur la distance input/output</text:span>, qui limite les changements excessifs dans les régions où le modèle est peu confiant.</text:p>
      <text:h text:style-name="Heading_20_3" text:outline-level="3"><text:span text:style-name="Strong_20_Emphasis">Étape 4 : Entraînement et sélection avec les métriques du challenge</text:span></text:h>
      <text:p text:style-name="Text_20_body">Leur code montre qu’ils sélectionnent le meilleur modèle selon :</text:p>
      <text:list text:style-name="L5">
        <text:list-item>
          <text:p text:style-name="P6"><text:span text:style-name="Strong_20_Emphasis">N-SSIM nucleus</text:span></text:p>
        </text:list-item>
        <text:list-item>
          <text:p text:style-name="P6"><text:span text:style-name="Strong_20_Emphasis">N-SSIM membrane</text:span></text:p>
        </text:list-item>
        <text:list-item>
          <text:p text:style-name="P6"><text:span text:style-name="Strong_20_Emphasis">N-IOU nucleus</text:span></text:p>
        </text:list-item>
        <text:list-item>
          <text:p text:style-name="P6"><text:span text:style-name="Strong_20_Emphasis">N-IOU membrane</text:span></text:p>
        </text:list-item>
      </text:list>
      <text:p text:style-name="Text_20_body">C’est exactement le système du challenge FuseMyCells.</text:p>
      <text:p text:style-name="Text_20_body">Ils n’optimisent pas seulement pixel-wise ; ils optimisent selon des <text:span text:style-name="Strong_20_Emphasis">critères biologiquement pertinents</text:span>, ce qui est essentiel pour éviter des reconstructions trompeuses.</text:p>
      <text:p text:style-name="Standard"/>
      <text:p text:style-name="Standard"/>
      <text:p text:style-name="Text_20_body"><text:span text:style-name="Strong_20_Emphasis"><text:span text:style-name="T2">2 ème </text:span></text:span><text:span text:style-name="Strong_20_Emphasis"><text:span text:style-name="T3">Xushengyan</text:span></text:span><text:span text:style-name="Strong_20_Emphasis"> </text:span></text:p>
      <text:p text:style-name="Text_20_body">Le but du créateur du repo :</text:p>
      <text:list text:style-name="L6">
        <text:list-item>
          <text:p text:style-name="P7"><text:span text:style-name="Strong_20_Emphasis">Construire un pipeline simple mais performant</text:span> de <text:span text:style-name="Emphasis">single-view to multiview fusion</text:span>.</text:p>
        </text:list-item>
        <text:list-item>
          <text:p text:style-name="P7">Tester plusieurs modèles pour voir lequel fonctionne le mieux.</text:p>
        </text:list-item>
        <text:list-item>
          <text:p text:style-name="P7">Travailler essentiellement avec <text:span text:style-name="Strong_20_Emphasis">UNet 3D et variantes</text:span>.</text:p>
        </text:list-item>
        <text:list-item>
          <text:p text:style-name="P7">Comprendre comment améliorer la sortie en jouant sur :</text:p>
          <text:list>
            <text:list-item>
              <text:p text:style-name="P7">le prétraitement,</text:p>
            </text:list-item>
            <text:list-item>
              <text:p text:style-name="P7">les augmentations,</text:p>
            </text:list-item>
            <text:list-item>
              <text:p text:style-name="P7">les normalisations,</text:p>
            </text:list-item>
            <text:list-item>
              <text:p text:style-name="P7">la profondeur du réseau,</text:p>
            </text:list-item>
            <text:list-item>
              <text:p text:style-name="P7">les kernels 3D.</text:p>
            </text:list-item>
          </text:list>
        </text:list-item>
      </text:list>
      <text:p text:style-name="Text_20_body">Ce repo est une <text:span text:style-name="Strong_20_Emphasis">exploration expérimentale</text:span> plutôt qu’un article formel.</text:p>
      <text:h text:style-name="Heading_20_1" text:outline-level="1"><text:span text:style-name="Strong_20_Emphasis">3. Structure du code</text:span></text:h>
      <text:p text:style-name="Text_20_body">Le dépôt est organisé autour de plusieurs répertoires clés :</text:p>
      <text:h text:style-name="Heading_20_3" text:outline-level="3"><text:span text:style-name="Strong_20_Emphasis">3.1. </text:span><text:span text:style-name="Strong_20_Emphasis"><text:span text:style-name="Source_20_Text">models/</text:span></text:span></text:h>
      <text:p text:style-name="Text_20_body">→ Contient différents <text:span text:style-name="Strong_20_Emphasis">U-Net 3D</text:span>, RUNet, ou variantes 3D légères.<text:line-break/>Ce sont des modèles standard :</text:p>
      <text:list text:style-name="L7">
        <text:list-item>
          <text:p text:style-name="P8">encodeur/décodeur,</text:p>
        </text:list-item>
        <text:list-item>
          <text:p text:style-name="P8"><text:soft-page-break/>convolution 3D,</text:p>
        </text:list-item>
        <text:list-item>
          <text:p text:style-name="P8">skip connections.</text:p>
        </text:list-item>
      </text:list>
      <text:h text:style-name="Heading_20_3" text:outline-level="3"><text:span text:style-name="Strong_20_Emphasis">3.2. </text:span><text:span text:style-name="Strong_20_Emphasis"><text:span text:style-name="Source_20_Text">datasets/</text:span></text:span></text:h>
      <text:p text:style-name="Text_20_body">→ Code pour charger les volumes FuseMyCells.<text:line-break/>→ Normalisation min/max ou z-score.</text:p>
      <text:h text:style-name="Heading_20_3" text:outline-level="3"><text:span text:style-name="Strong_20_Emphasis">3.3. </text:span><text:span text:style-name="Strong_20_Emphasis"><text:span text:style-name="Source_20_Text">losses/</text:span></text:span></text:h>
      <text:p text:style-name="Text_20_body">→ MSE, L1, SSIM, etc.<text:line-break/>Aucun GAN, aucun adversarial → c’est un pipeline <text:span text:style-name="Strong_20_Emphasis">classique</text:span>.</text:p>
      <text:h text:style-name="Heading_20_3" text:outline-level="3"><text:span text:style-name="Strong_20_Emphasis">3.4. </text:span><text:span text:style-name="Strong_20_Emphasis"><text:span text:style-name="Source_20_Text">train.py</text:span></text:span></text:h>
      <text:p text:style-name="Text_20_body">→ Script principal d’entraînement.<text:line-break/>→ Boucle PyTorch classique :</text:p>
      <text:list text:style-name="L8">
        <text:list-item>
          <text:p text:style-name="P9">forward</text:p>
        </text:list-item>
        <text:list-item>
          <text:p text:style-name="P9">compute loss</text:p>
        </text:list-item>
        <text:list-item>
          <text:p text:style-name="P9">backward</text:p>
        </text:list-item>
        <text:list-item>
          <text:p text:style-name="P9">save checkpoint</text:p>
        </text:list-item>
      </text:list>
      <text:h text:style-name="Heading_20_3" text:outline-level="3"><text:span text:style-name="Strong_20_Emphasis">3.5. </text:span><text:span text:style-name="Strong_20_Emphasis"><text:span text:style-name="Source_20_Text">experiment/</text:span></text:span></text:h>
      <text:p text:style-name="Text_20_body">→ Différents scripts qui combinent :</text:p>
      <text:list text:style-name="L9">
        <text:list-item>
          <text:p text:style-name="P10">un modèle,</text:p>
        </text:list-item>
        <text:list-item>
          <text:p text:style-name="P10">un optimiseur,</text:p>
        </text:list-item>
        <text:list-item>
          <text:p text:style-name="P10">un dataset,</text:p>
        </text:list-item>
        <text:list-item>
          <text:p text:style-name="P10">une stratégie d’augmentation.</text:p>
        </text:list-item>
      </text:list>
      <text:p text:style-name="Text_20_body">À chaque expérience, il modifie une configuration simple.</text:p>
      <text:h text:style-name="Heading_20_1" text:outline-level="1"><text:span text:style-name="Strong_20_Emphasis">4. Méthodologie globale</text:span></text:h>
      <text:p text:style-name="Text_20_body">Voici la logique de travail de l’auteur (que tu peux dire en soutenance) :</text:p>
      <text:h text:style-name="Heading_20_3" text:outline-level="3"><text:span text:style-name="Strong_20_Emphasis">Étape 1 — Prétraiter les volumes</text:span></text:h>
      <text:list text:style-name="L10">
        <text:list-item>
          <text:p text:style-name="P11">Normalisation voxel-wise.</text:p>
        </text:list-item>
        <text:list-item>
          <text:p text:style-name="P11">Parfois un <text:span text:style-name="Emphasis">cropping</text:span> ou un <text:span text:style-name="Emphasis">patching</text:span> 3D pour s’adapter à la RAM GPU.</text:p>
        </text:list-item>
      </text:list>
      <text:h text:style-name="Heading_20_3" text:outline-level="3"><text:span text:style-name="Strong_20_Emphasis">Étape 2 — Choisir une architecture 3D</text:span></text:h>
      <text:p text:style-name="Text_20_body">Presque toujours un <text:span text:style-name="Strong_20_Emphasis">UNet 3D</text:span>, car :</text:p>
      <text:list text:style-name="L11">
        <text:list-item>
          <text:p text:style-name="P12">facile à entraîner,</text:p>
        </text:list-item>
        <text:list-item>
          <text:p text:style-name="P12"><text:soft-page-break/>efficace en restauration,</text:p>
        </text:list-item>
        <text:list-item>
          <text:p text:style-name="P12">adapté aux volumes 3D isotropes/aniso.</text:p>
        </text:list-item>
      </text:list>
      <text:h text:style-name="Heading_20_3" text:outline-level="3"><text:span text:style-name="Strong_20_Emphasis">Étape 3 — Entraîner pour mapper :</text:span></text:h>
      <text:p text:style-name="Text_20_body"><text:span text:style-name="Strong_20_Emphasis">Input (single view) → Ground Truth (multiview fusion)</text:span></text:p>
      <text:p text:style-name="Text_20_body">La perte utilisée :</text:p>
      <text:list text:style-name="L12">
        <text:list-item>
          <text:p text:style-name="P13">MSE,</text:p>
        </text:list-item>
        <text:list-item>
          <text:p text:style-name="P13">L1,</text:p>
        </text:list-item>
        <text:list-item>
          <text:p text:style-name="P13">SSIM.</text:p>
        </text:list-item>
      </text:list>
      <text:p text:style-name="Text_20_body">Il <text:span text:style-name="Strong_20_Emphasis">n’utilise pas de GAN</text:span>, ce qui rend le modèle :</text:p>
      <text:list text:style-name="L13">
        <text:list-item>
          <text:p text:style-name="P14">stable,</text:p>
        </text:list-item>
        <text:list-item>
          <text:p text:style-name="P14">prévisible,</text:p>
        </text:list-item>
        <text:list-item>
          <text:p text:style-name="P14">mais moins apte à générer des détails.</text:p>
        </text:list-item>
      </text:list>
      <text:h text:style-name="Heading_20_3" text:outline-level="3"><text:span text:style-name="Strong_20_Emphasis">Étape 4 — Validation avec les métriques du challenge</text:span></text:h>
      <text:list text:style-name="L14">
        <text:list-item>
          <text:p text:style-name="P15">SSIM / N-SSIM</text:p>
        </text:list-item>
        <text:list-item>
          <text:p text:style-name="P15">IOU / N-IOU (via une segmentation externe type Cellpose)</text:p>
        </text:list-item>
      </text:list>
      <text:p text:style-name="Text_20_body">Le repo montre comment il calcule :</text:p>
      <text:list text:style-name="L15">
        <text:list-item>
          <text:p text:style-name="P16">SSIM entre sortie et GT,</text:p>
        </text:list-item>
        <text:list-item>
          <text:p text:style-name="P16">parfois segmentation + IOU.</text:p>
        </text:list-item>
      </text:list>
      <text:h text:style-name="Heading_20_3" text:outline-level="3"><text:span text:style-name="Strong_20_Emphasis">Étape 5 — Comparaison des modèles</text:span></text:h>
      <text:p text:style-name="Text_20_body">Il lance plusieurs expériences (différents UNet 3D) pour voir lequel donne :</text:p>
      <text:list text:style-name="L16">
        <text:list-item>
          <text:p text:style-name="P17">la meilleure conservation des membranes,</text:p>
        </text:list-item>
        <text:list-item>
          <text:p text:style-name="P17">le meilleur score structurel,</text:p>
        </text:list-item>
        <text:list-item>
          <text:p text:style-name="P17">le meilleur compromis vitesse/qualité.</text:p>
        </text:list-item>
      </text:list>
      <text:h text:style-name="Heading_20_1" text:outline-level="1"><text:s/><text:span text:style-name="Strong_20_Emphasis">5. Pourquoi cette approche ?</text:span></text:h>
      <text:p text:style-name="Text_20_body">Parce que l’auteur a misé sur une <text:span text:style-name="Strong_20_Emphasis">approche simple, reproductible et stable</text:span>, contrairement aux architectures complexes :</text:p>
      <text:list text:style-name="L17">
        <text:list-item>
          <text:p text:style-name="P18">pas de GAN,</text:p>
        </text:list-item>
        <text:list-item>
          <text:p text:style-name="P18">pas d’adversarial,</text:p>
        </text:list-item>
        <text:list-item>
          <text:p text:style-name="P18">pas de pipeline en deux étapes.</text:p>
        </text:list-item>
      </text:list>
      <text:p text:style-name="Text_20_body">Objectif :<text:line-break/><text:span text:style-name="Strong_20_Emphasis">avoir rapidement un modèle fonctionnel</text:span> pour participer au challenge.</text:p>
      <text:p text:style-name="Text_20_body"><text:soft-page-break/>Avantage :</text:p>
      <text:list text:style-name="L18">
        <text:list-item>
          <text:p text:style-name="P19">reproductible,</text:p>
        </text:list-item>
        <text:list-item>
          <text:p text:style-name="P19">facile à tuner,</text:p>
        </text:list-item>
        <text:list-item>
          <text:p text:style-name="P19">facile à entraîner sur GPU modestes.</text:p>
        </text:list-item>
      </text:list>
      <text:p text:style-name="Text_20_body">Inconvénients :</text:p>
      <text:list text:style-name="L19">
        <text:list-item>
          <text:p text:style-name="P20">ne peut pas halluciner des détails manquants,</text:p>
        </text:list-item>
        <text:list-item>
          <text:p text:style-name="P20">performance inférieure aux méthodes avancées (comme MWod) sur membranes.</text:p>
        </text:list-item>
      </text:list>
      <text:h text:style-name="Heading_20_1" text:outline-level="1"><text:span text:style-name="Strong_20_Emphasis">6. Forces du dépôt</text:span></text:h>
      <text:list text:style-name="L20">
        <text:list-item>
          <text:p text:style-name="P21">Très <text:span text:style-name="Strong_20_Emphasis">clair</text:span> et <text:span text:style-name="Strong_20_Emphasis">lisible</text:span>, parfait pour apprendre.</text:p>
        </text:list-item>
        <text:list-item>
          <text:p text:style-name="P21">Méthode <text:span text:style-name="Strong_20_Emphasis">stable</text:span> : un UNet 3D donne toujours un résultat correct.</text:p>
        </text:list-item>
        <text:list-item>
          <text:p text:style-name="P21">Expériences bien structurées.</text:p>
        </text:list-item>
        <text:list-item>
          <text:p text:style-name="P21">Pipeline complet pour entraîner rapidement sur FuseMyCells.</text:p>
        </text:list-item>
      </text:list>
      <text:p text:style-name="Standard"/>
      <text:p text:style-name="Standard"/>
      <text:p text:style-name="Standard"><text:span text:style-name="Strong_20_Emphasis"><text:span text:style-name="T4">Cyril Meyer</text:span></text:span><text:span text:style-name="T4"> </text:span><text:span text:style-name="Strong_20_Emphasis"><text:span text:style-name="T4">Structure du code et philosophie du projet</text:span></text:span></text:p>
      <text:p text:style-name="Standard"><text:span text:style-name="Strong_20_Emphasis"><text:span text:style-name="T4"/></text:span></text:p>
      <text:p text:style-name="Text_20_body">Le dépôt est organisé en plusieurs dossiers :</text:p>
      <text:h text:style-name="Heading_20_3" text:outline-level="3"><text:span text:style-name="Strong_20_Emphasis">2.1. </text:span><text:span text:style-name="Strong_20_Emphasis"><text:span text:style-name="Source_20_Text">src/models/</text:span></text:span></text:h>
      <text:p text:style-name="Text_20_body">Contient différentes <text:span text:style-name="Strong_20_Emphasis">architectures 3D</text:span>, principalement :</text:p>
      <text:list text:style-name="L21">
        <text:list-item>
          <text:p text:style-name="P22"><text:span text:style-name="Strong_20_Emphasis">UNet 3D</text:span>,</text:p>
        </text:list-item>
        <text:list-item>
          <text:p text:style-name="P22">variations plus ou moins profondes,</text:p>
        </text:list-item>
        <text:list-item>
          <text:p text:style-name="P22">réseaux simples adaptés pour du traitement volumique.</text:p>
        </text:list-item>
      </text:list>
      <text:p text:style-name="Text_20_body">Ce sont des modèles standards (encodeur/décodeur) sans GAN.</text:p>
      <text:h text:style-name="Heading_20_3" text:outline-level="3"><text:span text:style-name="Strong_20_Emphasis">2.2. </text:span><text:span text:style-name="Strong_20_Emphasis"><text:span text:style-name="Source_20_Text">src/data/</text:span></text:span></text:h>
      <text:p text:style-name="Text_20_body">Chargement des volumes du challenge :</text:p>
      <text:list text:style-name="L22">
        <text:list-item>
          <text:p text:style-name="P23">normalisation,</text:p>
        </text:list-item>
        <text:list-item>
          <text:p text:style-name="P23">découpage en <text:span text:style-name="Strong_20_Emphasis">patchs 3D</text:span> (indispensable pour le GPU),</text:p>
        </text:list-item>
        <text:list-item>
          <text:p text:style-name="P23">préparation des labels (GT fusion multivue).</text:p>
        </text:list-item>
      </text:list>
      <text:h text:style-name="Heading_20_3" text:outline-level="3"><text:soft-page-break/><text:span text:style-name="Strong_20_Emphasis">2.3. </text:span><text:span text:style-name="Strong_20_Emphasis"><text:span text:style-name="Source_20_Text">src/train.py</text:span></text:span></text:h>
      <text:p text:style-name="Text_20_body">Script principal d’entraînement :</text:p>
      <text:list text:style-name="L23">
        <text:list-item>
          <text:p text:style-name="P24">boucle PyTorch classique,</text:p>
        </text:list-item>
        <text:list-item>
          <text:p text:style-name="P24">optimisation avec Adam,</text:p>
        </text:list-item>
        <text:list-item>
          <text:p text:style-name="P24">sauvegarde des checkpoints,</text:p>
        </text:list-item>
        <text:list-item>
          <text:p text:style-name="P24">suivi des métriques.</text:p>
        </text:list-item>
      </text:list>
      <text:h text:style-name="Heading_20_3" text:outline-level="3"><text:span text:style-name="Strong_20_Emphasis">2.4. </text:span><text:span text:style-name="Strong_20_Emphasis"><text:span text:style-name="Source_20_Text">src/losses/</text:span></text:span></text:h>
      <text:p text:style-name="Text_20_body">Pertes utilisées :</text:p>
      <text:list text:style-name="L24">
        <text:list-item>
          <text:p text:style-name="P25"><text:span text:style-name="Strong_20_Emphasis">L1</text:span>,</text:p>
        </text:list-item>
        <text:list-item>
          <text:p text:style-name="P25"><text:span text:style-name="Strong_20_Emphasis">MSE</text:span>,</text:p>
        </text:list-item>
        <text:list-item>
          <text:p text:style-name="P25">parfois <text:span text:style-name="Strong_20_Emphasis">SSIM</text:span>.</text:p>
        </text:list-item>
      </text:list>
      <text:p text:style-name="Text_20_body">Aucune adversarial loss.<text:line-break/>C’est une approche <text:span text:style-name="Strong_20_Emphasis">simple et stable</text:span>.</text:p>
      <text:h text:style-name="Heading_20_3" text:outline-level="3"><text:span text:style-name="Strong_20_Emphasis">2.5. </text:span><text:span text:style-name="Strong_20_Emphasis"><text:span text:style-name="Source_20_Text">notebooks/</text:span></text:span></text:h>
      <text:p text:style-name="Text_20_body">Des notebooks pour :</text:p>
      <text:list text:style-name="L25">
        <text:list-item>
          <text:p text:style-name="P26">explorer les données,</text:p>
        </text:list-item>
        <text:list-item>
          <text:p text:style-name="P26">visualiser les volumes,</text:p>
        </text:list-item>
        <text:list-item>
          <text:p text:style-name="P26">tester rapidement des modèles.</text:p>
        </text:list-item>
      </text:list>
      <text:h text:style-name="Heading_20_1" text:outline-level="1"><text:span text:style-name="Strong_20_Emphasis">3. Méthode utilisée</text:span></text:h>
      <text:p text:style-name="Text_20_body">L’auteur suit une approche <text:span text:style-name="Strong_20_Emphasis">standard UNet 3D</text:span> pour faire de la restauration d’images 3D.</text:p>
      <text:h text:style-name="Heading_20_3" text:outline-level="3"><text:span text:style-name="Strong_20_Emphasis">Étape 1 — Prétraitement</text:span></text:h>
      <text:list text:style-name="L26">
        <text:list-item>
          <text:p text:style-name="P27">Normalisation voxel-wise.</text:p>
        </text:list-item>
        <text:list-item>
          <text:p text:style-name="P27">Découpage du volume en patchs <text:span text:style-name="Strong_20_Emphasis">128×128×128</text:span> ou similaires.</text:p>
        </text:list-item>
        <text:list-item>
          <text:p text:style-name="P27">Assemblage automatique à la fin (tiling / stitching).</text:p>
        </text:list-item>
      </text:list>
      <text:h text:style-name="Heading_20_3" text:outline-level="3"><text:span text:style-name="Strong_20_Emphasis">Étape 2 — Architecture</text:span></text:h>
      <text:p text:style-name="Text_20_body">Toujours basée sur un <text:span text:style-name="Strong_20_Emphasis">3D UNet</text:span> :</text:p>
      <text:list text:style-name="L27">
        <text:list-item>
          <text:p text:style-name="P28">plusieurs niveaux de downsampling,</text:p>
        </text:list-item>
        <text:list-item>
          <text:p text:style-name="P28">convolutions 3×3×3,</text:p>
        </text:list-item>
        <text:list-item>
          <text:p text:style-name="P28">skip connections,</text:p>
        </text:list-item>
        <text:list-item>
          <text:p text:style-name="P28">un dernier bloc de reconstruction.</text:p>
        </text:list-item>
      </text:list>
      <text:p text:style-name="Text_20_body"><text:soft-page-break/>C’est une architecture <text:span text:style-name="Strong_20_Emphasis">solide mais classique</text:span>.</text:p>
      <text:h text:style-name="Heading_20_3" text:outline-level="3"><text:span text:style-name="Strong_20_Emphasis">Étape 3 — Entraînement</text:span></text:h>
      <text:p text:style-name="Text_20_body">Il entraîne le réseau à prédire :</text:p>
      <text:p text:style-name="Quotations"><text:span text:style-name="Strong_20_Emphasis">fusion multivue (GT)</text:span> à partir de <text:span text:style-name="Strong_20_Emphasis">l’image single view (input)</text:span>.</text:p>
      <text:p text:style-name="Text_20_body">Pertes typiques :</text:p>
      <text:list text:style-name="L28">
        <text:list-item>
          <text:p text:style-name="P29">L1 pour la robustesse,</text:p>
        </text:list-item>
        <text:list-item>
          <text:p text:style-name="P29">SSIM pour la structure,</text:p>
        </text:list-item>
        <text:list-item>
          <text:p text:style-name="P29">parfois combinaison L1 + SSIM.</text:p>
        </text:list-item>
      </text:list>
      <text:h text:style-name="Heading_20_3" text:outline-level="3"><text:span text:style-name="Strong_20_Emphasis">Étape 4 — Validation</text:span></text:h>
      <text:list text:style-name="L29">
        <text:list-item>
          <text:p text:style-name="P30">SSIM entre prédiction et fusion multivue,</text:p>
        </text:list-item>
        <text:list-item>
          <text:p text:style-name="P30">comparaison visuelle dans les notebooks,</text:p>
        </text:list-item>
        <text:list-item>
          <text:p text:style-name="P30">parfois segmentation + IOU (selon son code).</text:p>
        </text:list-item>
      </text:list>
      <text:p text:style-name="Text_20_body">Aucune stratégie avancée (GAN, multi-resolution, réseau dual-stage, prior physique…).</text:p>
      <text:h text:style-name="Heading_20_1" text:outline-level="1"><text:s/><text:span text:style-name="Strong_20_Emphasis">4. Pourquoi il a choisi cette approche ?</text:span></text:h>
      <text:p text:style-name="Text_20_body">Le choix de Cyril Meyer est de :</text:p>
      <text:list text:style-name="L30">
        <text:list-item>
          <text:p text:style-name="P31"><text:span text:style-name="Strong_20_Emphasis">ne pas développer une architecture complexe</text:span>,</text:p>
        </text:list-item>
        <text:list-item>
          <text:p text:style-name="P31">utiliser une <text:span text:style-name="Strong_20_Emphasis">méthode stable et reproductible</text:span>,</text:p>
        </text:list-item>
        <text:list-item>
          <text:p text:style-name="P31">s'appuyer sur le standard UNet 3D,</text:p>
        </text:list-item>
        <text:list-item>
          <text:p text:style-name="P31"><text:span text:style-name="Strong_20_Emphasis">simplifier l’entraînement et le debug</text:span>,</text:p>
        </text:list-item>
        <text:list-item>
          <text:p text:style-name="P31">produire rapidement un résultat raisonnable.</text:p>
        </text:list-item>
      </text:list>
      <text:p text:style-name="Text_20_body">C’est une approche parfaite pour :</text:p>
      <text:list text:style-name="L31">
        <text:list-item>
          <text:p text:style-name="P32">comprendre le challenge,</text:p>
        </text:list-item>
        <text:list-item>
          <text:p text:style-name="P32">tester des bases,</text:p>
        </text:list-item>
        <text:list-item>
          <text:p text:style-name="P32">établir des comparaisons.</text:p>
        </text:list-item>
      </text:list>
      <text:p text:style-name="Text_20_body">Mais ce n'est pas un modèle de compétition de haut niveau comme MWod.</text:p>
      <text:h text:style-name="Heading_20_1" text:outline-level="1"><text:span text:style-name="Strong_20_Emphasis">5. Forces de son projet</text:span></text:h>
      <text:list text:style-name="L32">
        <text:list-item>
          <text:p text:style-name="P33">Très lisible, très propre, parfait pour un projet académique.</text:p>
        </text:list-item>
        <text:list-item>
          <text:p text:style-name="P33">Code clair et structuré.</text:p>
        </text:list-item>
        <text:list-item>
          <text:p text:style-name="P33">Pipeline complet (prétraitement → modèle → entraînement → évaluation).</text:p>
        </text:list-item>
        <text:list-item>
          <text:p text:style-name="P33"><text:soft-page-break/>Facile à réutiliser.</text:p>
        </text:list-item>
        <text:list-item>
          <text:p text:style-name="P33">Approche stable : un UNet 3D ne hallucine pas de faux noyaux comme un GAN mal réglé.</text:p>
        </text:list-item>
      </text:list>
      <text:h text:style-name="Heading_20_1" text:outline-level="1"><text:span text:style-name="Strong_20_Emphasis">6. Limites principales</text:span></text:h>
      <text:list text:style-name="L33">
        <text:list-item>
          <text:p text:style-name="P34"><text:span text:style-name="Strong_20_Emphasis">Pas de réseau multi-échelle</text:span> (contrairement à MWod).</text:p>
        </text:list-item>
        <text:list-item>
          <text:p text:style-name="P34"><text:span text:style-name="Strong_20_Emphasis">Pas de conditionnement global</text:span> (pas de vue basse résolution pour guider les détails).</text:p>
        </text:list-item>
        <text:list-item>
          <text:p text:style-name="P34"><text:span text:style-name="Strong_20_Emphasis">Pas de GAN</text:span>, donc moins de détails fins.</text:p>
        </text:list-item>
        <text:list-item>
          <text:p text:style-name="P34"><text:span text:style-name="Strong_20_Emphasis">Pas de modèle physique</text:span> (PSF, anisotropie incorporée dans l’architecture).</text:p>
        </text:list-item>
        <text:list-item>
          <text:p text:style-name="P34"><text:span text:style-name="Strong_20_Emphasis">Pas d’optimisation directement sur les N-SSIM ou N-IOU</text:span>.</text:p>
        </text:list-item>
      </text:list>
      <text:p text:style-name="Text_20_body">En clair : le réseau <text:span text:style-name="Strong_20_Emphasis">améliore</text:span>, mais ne peut pas <text:span text:style-name="Strong_20_Emphasis">recréer l’information manquante</text:span>.</text:p>
      <text:p text:style-name="Standard"/>
      <text:p text:style-name="Standard"/>
      <text:p text:style-name="Standard"/>
      <text:p text:style-name="P35">Résumé :</text:p>
      <text:p text:style-name="P35"/>
      <text:h text:style-name="P36" text:outline-level="1"><text:span text:style-name="Strong_20_Emphasis">A. L’approche MWod (la plus avancée)</text:span></text:h>
      <text:p text:style-name="P37">→ <text:span text:style-name="Strong_20_Emphasis">Modèle en deux étapes multi-résolution + GAN contrôlé.</text:span></text:p>
      <text:h text:style-name="P38" text:outline-level="3"><text:span text:style-name="Strong_20_Emphasis">1) Étape basse résolution (RUNet-1)</text:span></text:h>
      <text:p text:style-name="P37">But : voir <text:span text:style-name="Strong_20_Emphasis">tout le volume</text:span> d’un coup.<text:line-break/>Comment :</text:p>
      <text:list text:style-name="L34">
        <text:list-item>
          <text:p text:style-name="P39">downsampling du volume → passe sur GPU,</text:p>
        </text:list-item>
        <text:list-item>
          <text:p text:style-name="P39">RUNet 3D basse résolution → produit une reconstruction globale,</text:p>
        </text:list-item>
        <text:list-item>
          <text:p text:style-name="P39">apprend la <text:span text:style-name="Strong_20_Emphasis">géométrie générale</text:span> (forme des noyaux, organisation des membranes).</text:p>
        </text:list-item>
      </text:list>
      <text:p text:style-name="P37">Pourquoi :</text:p>
      <text:p text:style-name="P40">Un réseau haute résolution ne voit qu’un patch → sans vue globale il hallucine.</text:p>
      <text:h text:style-name="P38" text:outline-level="3"><text:span text:style-name="Strong_20_Emphasis">2) Étape haute résolution patch-based (RUNet-2)</text:span></text:h>
      <text:p text:style-name="P37">But : reconstruire les <text:span text:style-name="Strong_20_Emphasis">détails fins</text:span> (membranes, contours des noyaux).<text:line-break/>Comment :</text:p>
      <text:list text:style-name="L35">
        <text:list-item>
          <text:p text:style-name="P41">découpage en patchs 3D haute résolution,</text:p>
        </text:list-item>
        <text:list-item>
          <text:p text:style-name="P41">second RUNet 3D affiné,</text:p>
        </text:list-item>
        <text:list-item>
          <text:p text:style-name="P41"><text:soft-page-break/>conditionné par la sortie du modèle low-res.</text:p>
        </text:list-item>
      </text:list>
      <text:p text:style-name="P37">Pourquoi :</text:p>
      <text:p text:style-name="P40">Le modèle se laisse guider par la géométrie globale et ne fabrique pas de structures impossibles.</text:p>
      <text:h text:style-name="P38" text:outline-level="3"><text:span text:style-name="Strong_20_Emphasis">3) Adversarial loss (GAN) contrôlée</text:span></text:h>
      <text:p text:style-name="P37">But : enrichir les hautes fréquences (détails fins).<text:line-break/>Comment :</text:p>
      <text:list text:style-name="L36">
        <text:list-item>
          <text:p text:style-name="P42">un discriminateur apprend le réalisme,</text:p>
        </text:list-item>
        <text:list-item>
          <text:p text:style-name="P42">mais la GAN loss est pondérée selon la distance input/output pour éviter :</text:p>
          <text:list>
            <text:list-item>
              <text:p text:style-name="P42">hallucinations,</text:p>
            </text:list-item>
            <text:list-item>
              <text:p text:style-name="P42">faux noyaux,</text:p>
            </text:list-item>
            <text:list-item>
              <text:p text:style-name="P42">membranes inventées.</text:p>
            </text:list-item>
          </text:list>
        </text:list-item>
      </text:list>
      <text:h text:style-name="P38" text:outline-level="3"><text:span text:style-name="Strong_20_Emphasis">4) Optimisation selon les vraies métriques du challenge</text:span></text:h>
      <text:p text:style-name="P37">Sélection du meilleur modèle selon :</text:p>
      <text:list text:style-name="L37">
        <text:list-item>
          <text:p text:style-name="P43"><text:span text:style-name="Strong_20_Emphasis">N-SSIM nucleus</text:span>,</text:p>
        </text:list-item>
        <text:list-item>
          <text:p text:style-name="P43"><text:span text:style-name="Strong_20_Emphasis">N-SSIM membrane</text:span>,</text:p>
        </text:list-item>
        <text:list-item>
          <text:p text:style-name="P43"><text:span text:style-name="Strong_20_Emphasis">N-IOU nucleus</text:span>,</text:p>
        </text:list-item>
        <text:list-item>
          <text:p text:style-name="P43"><text:span text:style-name="Strong_20_Emphasis">N-IOU membrane</text:span>.</text:p>
        </text:list-item>
      </text:list>
      <text:p text:style-name="P37">Pourquoi :</text:p>
      <text:p text:style-name="P40">On optimise non seulement la similarité visuelle mais aussi l’utilité biologique (segmentation).</text:p>
      <text:h text:style-name="P38" text:outline-level="3"><text:span text:style-name="Strong_20_Emphasis">→ En bref</text:span></text:h>
      <text:p text:style-name="P37">MWod =<text:line-break/><text:span text:style-name="Strong_20_Emphasis">global + local</text:span>,<text:line-break/><text:span text:style-name="Strong_20_Emphasis">GAN + contrôle</text:span>,<text:line-break/><text:span text:style-name="Strong_20_Emphasis">optimisation spécifique au challenge</text:span>,<text:line-break/>→ <text:span text:style-name="Strong_20_Emphasis">meilleure méthode parmi celles analysées</text:span>.</text:p>
      <text:h text:style-name="P44" text:outline-level="1"><text:span text:style-name="Strong_20_Emphasis">B. L’approche XuShengyan (pipeline simple UNet 3D)</text:span></text:h>
      <text:p text:style-name="P37">→ <text:span text:style-name="Strong_20_Emphasis">Modèle simple, stable, reproductible.</text:span></text:p>
      <text:h text:style-name="P38" text:outline-level="3"><text:span text:style-name="Strong_20_Emphasis">Idée générale</text:span></text:h>
      <text:list text:style-name="L38">
        <text:list-item>
          <text:p text:style-name="P45">Essayer plusieurs <text:span text:style-name="Strong_20_Emphasis">UNet 3D</text:span>,</text:p>
        </text:list-item>
        <text:list-item>
          <text:p text:style-name="P45">jouer sur : normalisation, augmentation, profondeur, kernel size,</text:p>
        </text:list-item>
        <text:list-item>
          <text:p text:style-name="P45">pipeline PyTorch classique.</text:p>
        </text:list-item>
      </text:list>
      <text:h text:style-name="P38" text:outline-level="3"><text:soft-page-break/><text:span text:style-name="Strong_20_Emphasis">Forces</text:span></text:h>
      <text:list text:style-name="L39">
        <text:list-item>
          <text:p text:style-name="P46">Très stable,</text:p>
        </text:list-item>
        <text:list-item>
          <text:p text:style-name="P46">Facile à entraîner,</text:p>
        </text:list-item>
        <text:list-item>
          <text:p text:style-name="P46">Idéal pour comprendre le challenge.</text:p>
        </text:list-item>
      </text:list>
      <text:h text:style-name="P38" text:outline-level="3"><text:span text:style-name="Strong_20_Emphasis">Limites</text:span></text:h>
      <text:list text:style-name="L40">
        <text:list-item>
          <text:p text:style-name="P47">Pas de multi-résolution,</text:p>
        </text:list-item>
        <text:list-item>
          <text:p text:style-name="P47">Pas de GAN,</text:p>
        </text:list-item>
        <text:list-item>
          <text:p text:style-name="P47">Ne reconstruit pas l’information manquante,</text:p>
        </text:list-item>
        <text:list-item>
          <text:p text:style-name="P47">Performances inférieures aux approches avancées.</text:p>
        </text:list-item>
      </text:list>
      <text:h text:style-name="P44" text:outline-level="1"><text:span text:style-name="Strong_20_Emphasis">C. L’approche Cyril Meyer (UNet 3D classique + patching)</text:span></text:h>
      <text:p text:style-name="P37">→ <text:span text:style-name="Strong_20_Emphasis">Version très propre, très pédagogique, mais basique.</text:span></text:p>
      <text:h text:style-name="P38" text:outline-level="3"><text:span text:style-name="Strong_20_Emphasis">Points clés</text:span></text:h>
      <text:list text:style-name="L41">
        <text:list-item>
          <text:p text:style-name="P48">UNet 3D classique (downsampling, upsampling, skip connections),</text:p>
        </text:list-item>
        <text:list-item>
          <text:p text:style-name="P48">patching 3D obligatoire,</text:p>
        </text:list-item>
        <text:list-item>
          <text:p text:style-name="P48">pertes L1 / SSIM / MSE,</text:p>
        </text:list-item>
        <text:list-item>
          <text:p text:style-name="P48">notebooks de visualisation.</text:p>
        </text:list-item>
      </text:list>
      <text:h text:style-name="P38" text:outline-level="3"><text:span text:style-name="Strong_20_Emphasis">Forces</text:span></text:h>
      <text:list text:style-name="L42">
        <text:list-item>
          <text:p text:style-name="P49">Propre, lisible, riche pédagogiquement,</text:p>
        </text:list-item>
        <text:list-item>
          <text:p text:style-name="P49">Pipeline parfait pour prototyper un modèle.</text:p>
        </text:list-item>
      </text:list>
      <text:h text:style-name="P38" text:outline-level="3"><text:span text:style-name="Strong_20_Emphasis">Limites</text:span></text:h>
      <text:list text:style-name="L43">
        <text:list-item>
          <text:p text:style-name="P50">Pas de réseau global,</text:p>
        </text:list-item>
        <text:list-item>
          <text:p text:style-name="P50">Pas de GAN,</text:p>
        </text:list-item>
        <text:list-item>
          <text:p text:style-name="P50">Pas de modèle physique,</text:p>
        </text:list-item>
        <text:list-item>
          <text:p text:style-name="P50">Réseau "aveugle" quand les structures manquent.</text:p>
        </text:list-item>
      </text:list>
      <text:h text:style-name="P44" text:outline-level="1"><text:s/><text:span text:style-name="Strong_20_Emphasis">2. Comparaison synthétique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>
            <table:table-cell table:style-name="Tableau1.A1" office:value-type="string">
              <text:p text:style-name="Table_20_Heading">Approche</text:p>
            </table:table-cell>
            <table:table-cell table:style-name="Tableau1.A1" office:value-type="string">
              <text:p text:style-name="Table_20_Heading">Vue globale</text:p>
            </table:table-cell>
            <table:table-cell table:style-name="Tableau1.A1" office:value-type="string">
              <text:p text:style-name="Table_20_Heading">Vue haute résolution</text:p>
            </table:table-cell>
            <table:table-cell table:style-name="Tableau1.A1" office:value-type="string">
              <text:p text:style-name="Table_20_Heading">GAN</text:p>
            </table:table-cell>
            <table:table-cell table:style-name="Tableau1.A1" office:value-type="string">
              <text:p text:style-name="Table_20_Heading">Multi-résolution</text:p>
            </table:table-cell>
            <table:table-cell table:style-name="Tableau1.A1" office:value-type="string">
              <text:p text:style-name="Table_20_Heading">Capacité à recréer l’info manquante</text:p>
            </table:table-cell>
            <table:table-cell table:style-name="Tableau1.A1" office:value-type="string">
              <text:p text:style-name="Table_20_Heading">Complexité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MWod</text:span></text:p>
          </table:table-cell>
          <table:table-cell table:style-name="Tableau1.A1" office:value-type="string">
            <text:p text:style-name="Table_20_Contents">✔️</text:p>
          </table:table-cell>
          <table:table-cell table:style-name="Tableau1.A1" office:value-type="string">
            <text:p text:style-name="Table_20_Contents">✔️</text:p>
          </table:table-cell>
          <table:table-cell table:style-name="Tableau1.A1" office:value-type="string">
            <text:p text:style-name="Table_20_Contents">✔️ contrôlé</text:p>
          </table:table-cell>
          <table:table-cell table:style-name="Tableau1.A1" office:value-type="string">
            <text:p text:style-name="Table_20_Contents">✔️</text:p>
          </table:table-cell>
          <table:table-cell table:style-name="Tableau1.A1" office:value-type="string">
            <text:p text:style-name="Table_20_Contents">⭐⭐⭐</text:p>
          </table:table-cell>
          <table:table-cell table:style-name="Tableau1.A1" office:value-type="string">
            <text:p text:style-name="Table_20_Contents">Élevée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XuShengyan</text:span></text:p>
          </table:table-cell>
          <table:table-cell table:style-name="Tableau1.A1" office:value-type="string">
            <text:p text:style-name="Table_20_Contents">❌</text:p>
          </table:table-cell>
          <table:table-cell table:style-name="Tableau1.A1" office:value-type="string">
            <text:p text:style-name="Table_20_Contents">✔️ (patchs)</text:p>
          </table:table-cell>
          <table:table-cell table:style-name="Tableau1.A1" office:value-type="string">
            <text:p text:style-name="Table_20_Contents">❌</text:p>
          </table:table-cell>
          <table:table-cell table:style-name="Tableau1.A1" office:value-type="string">
            <text:p text:style-name="Table_20_Contents">❌</text:p>
          </table:table-cell>
          <table:table-cell table:style-name="Tableau1.A1" office:value-type="string">
            <text:p text:style-name="Table_20_Contents">⭐</text:p>
          </table:table-cell>
          <table:table-cell table:style-name="Tableau1.A1" office:value-type="string">
            <text:p text:style-name="Table_20_Contents">Basse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Cyril Meyer</text:span></text:p>
          </table:table-cell>
          <table:table-cell table:style-name="Tableau1.A1" office:value-type="string">
            <text:p text:style-name="Table_20_Contents">❌</text:p>
          </table:table-cell>
          <table:table-cell table:style-name="Tableau1.A1" office:value-type="string">
            <text:p text:style-name="Table_20_Contents">✔️ (patchs)</text:p>
          </table:table-cell>
          <table:table-cell table:style-name="Tableau1.A1" office:value-type="string">
            <text:p text:style-name="Table_20_Contents">❌</text:p>
          </table:table-cell>
          <table:table-cell table:style-name="Tableau1.A1" office:value-type="string">
            <text:p text:style-name="Table_20_Contents">❌</text:p>
          </table:table-cell>
          <table:table-cell table:style-name="Tableau1.A1" office:value-type="string">
            <text:p text:style-name="Table_20_Contents">⭐</text:p>
          </table:table-cell>
          <table:table-cell table:style-name="Tableau1.A1" office:value-type="string">
            <text:p text:style-name="Table_20_Contents">Basse</text:p>
          </table:table-cell>
        </table:table-row>
      </table:table>
      <text:p text:style-name="P37">Conclusion :</text:p>
      <text:p text:style-name="P40"><text:soft-page-break/>MWod est la seule méthode qui combine <text:span text:style-name="Strong_20_Emphasis">vision globale + détails + GAN</text:span> → c’est pour ça qu’elle marche mieux.</text:p>
      <text:h text:style-name="P44" text:outline-level="1"><text:s/><text:span text:style-name="Strong_20_Emphasis">3. Ce que </text:span><text:span text:style-name="Strong_20_Emphasis"><text:span text:style-name="Emphasis">NOUS</text:span></text:span><text:span text:style-name="Strong_20_Emphasis"> pourrions essayer de faire</text:span></text:h>
      <text:p text:style-name="P37">À partir de cette comparaison, ton propre travail peut se <text:span text:style-name="Strong_20_Emphasis">positionner intelligemment</text:span>.</text:p>
      <text:p text:style-name="P37">En utilisant ce que tu as appris, tu peux viser une stratégie <text:span text:style-name="Strong_20_Emphasis">intermédiaire</text:span> entre le modèle simple (UNet 3D) et la méthode très complexe (MWod).</text:p>
      <text:h text:style-name="P51" text:outline-level="2"><text:span text:style-name="Strong_20_Emphasis">Option 1 — Reproduire une architecture multi-résolution simplifiée (sans GAN)</text:span></text:h>
      <text:p text:style-name="P37">Tu peux bâtir un modèle 2-étapes <text:span text:style-name="Strong_20_Emphasis">sans GAN</text:span> :</text:p>
      <text:list text:style-name="L44">
        <text:list-item>
          <text:p text:style-name="P52"><text:span text:style-name="Strong_20_Emphasis">Étape low-res</text:span> : UNet 3D sur tout le volume downsamplé</text:p>
        </text:list-item>
        <text:list-item>
          <text:p text:style-name="P52"><text:span text:style-name="Strong_20_Emphasis">Étape high-res</text:span> : UNet 3D sur patchs, conditionné par la sortie low-res</text:p>
        </text:list-item>
      </text:list>
      <text:p text:style-name="P37">Avantages :</text:p>
      <text:list text:style-name="L45">
        <text:list-item>
          <text:p text:style-name="P53">stable,</text:p>
        </text:list-item>
        <text:list-item>
          <text:p text:style-name="P53">pas d’hallucinations,</text:p>
        </text:list-item>
        <text:list-item>
          <text:p text:style-name="P53">plus crédible biologiquement,</text:p>
        </text:list-item>
        <text:list-item>
          <text:p text:style-name="P53">performe mieux qu’un UNet 'naïf'.</text:p>
        </text:list-item>
      </text:list>
      <text:h text:style-name="P51" text:outline-level="2"><text:span text:style-name="Strong_20_Emphasis">Option 2 — Ajouter un GAN mais avec une sécurité</text:span></text:h>
      <text:p text:style-name="P37">Comme MWod :</text:p>
      <text:list text:style-name="L46">
        <text:list-item>
          <text:p text:style-name="P54">Ajouter un discrimnateur 3D,</text:p>
        </text:list-item>
        <text:list-item>
          <text:p text:style-name="P54">mais ajouter une <text:span text:style-name="Strong_20_Emphasis">loss de confiance</text:span> pour éviter les artefacts,</text:p>
        </text:list-item>
        <text:list-item>
          <text:p text:style-name="P54">pondérer la GAN loss selon la différence input→output.</text:p>
        </text:list-item>
      </text:list>
      <text:p text:style-name="P37">Tu obtiens un modèle contrôlé, sans hallucinations dangereuses.</text:p>
      <text:h text:style-name="P51" text:outline-level="2"><text:span text:style-name="Strong_20_Emphasis">Option 3 — Intégrer la physique du microscope</text:span></text:h>
      <text:p text:style-name="P37">Tu peux intégrer :</text:p>
      <text:list text:style-name="L47">
        <text:list-item>
          <text:p text:style-name="P55">la PSF anisotrope,</text:p>
        </text:list-item>
        <text:list-item>
          <text:p text:style-name="P55">un modèle de flou axiale,</text:p>
        </text:list-item>
        <text:list-item>
          <text:p text:style-name="P55">une convolution simulée dans la loss.</text:p>
        </text:list-item>
      </text:list>
      <text:p text:style-name="P37">Cela améliorerait l’interprétabilité du modèle.</text:p>
      <text:h text:style-name="P51" text:outline-level="2"><text:span text:style-name="Strong_20_Emphasis">Option 4 — Optimiser directement N-SSIM et N-IOU</text:span></text:h>
      <text:p text:style-name="P37">Très peu de participants l’ont fait proprement.</text:p>
      <text:p text:style-name="P37">Tu peux :</text:p>
      <text:list text:style-name="L48">
        <text:list-item>
          <text:p text:style-name="P56">utiliser les réseaux pour prédire une image,</text:p>
        </text:list-item>
        <text:list-item>
          <text:p text:style-name="P56"><text:soft-page-break/>segmenter avec Cellpose,</text:p>
        </text:list-item>
        <text:list-item>
          <text:p text:style-name="P56">intégrer une <text:span text:style-name="Strong_20_Emphasis">loss de segmentation</text:span> pour optimiser l’IOU.</text:p>
        </text:list-item>
      </text:list>
      <text:h text:style-name="P51" text:outline-level="2"><text:span text:style-name="Strong_20_Emphasis">Option 5 — Pipeline hybride</text:span></text:h>
      <text:list text:style-name="L49">
        <text:list-item>
          <text:p text:style-name="P57">débruitage (Noise2Void / BM3D),</text:p>
        </text:list-item>
        <text:list-item>
          <text:p text:style-name="P57">correction d’anisotropie (petit réseau),</text:p>
        </text:list-item>
        <text:list-item>
          <text:p text:style-name="P57">reconstruction globale (UNet low-res),</text:p>
        </text:list-item>
        <text:list-item>
          <text:p text:style-name="P57">refinement local (UNet high-res).</text:p>
        </text:list-item>
      </text:list>
      <text:p text:style-name="P37">Un pipeline modulaire → facile à défendre en soutenance.</text:p>
      <text:h text:style-name="P44" text:outline-level="1"><text:s/><text:span text:style-name="Strong_20_Emphasis">Conclusion</text:span></text:h>
      <text:p text:style-name="P40">MWod a montré que la clé de FuseMyCells est de combiner une vision globale du volume avec un traitement local haute résolution, tout en contrôlant les pertes adversariales pour éviter les hallucinations.</text:p>
      <text:p text:style-name="P40">Les autres approches testent principalement des UNet 3D simples, efficaces mais limités dès qu’il faut recréer des détails absents.</text:p>
      <text:p text:style-name="P40">Dans notre projet, l’objectif est d’explorer une approche intermédiaire :<text:line-break/><text:span text:style-name="Strong_20_Emphasis">multi-résolution + contrôle des détails + optimisation biologique</text:span>,<text:line-break/>pour tirer le meilleur des deux mondes : stabilité des UNet simples et puissance des architectures avancé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7T08:18:50.889722700</meta:creation-date>
    <dc:date>2025-11-27T08:39:19.239216700</dc:date>
    <meta:editing-duration>PT20M28S</meta:editing-duration>
    <meta:editing-cycles>2</meta:editing-cycles>
    <meta:generator>LibreOffice/25.2.7.2$Windows_X86_64 LibreOffice_project/5cbfd1ab6520636bb5f7b99185aa69bd7456825d</meta:generator>
    <meta:document-statistic meta:table-count="1" meta:image-count="0" meta:object-count="0" meta:page-count="12" meta:paragraph-count="331" meta:word-count="2101" meta:character-count="12712" meta:non-whitespace-character-count="11086"/>
  </office:meta>
</office:document-meta>
</file>